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fffb1"/>
    </style:style>
    <style:style style:name="P2" style:family="paragraph" style:parent-style-name="Standard">
      <style:text-properties officeooo:rsid="000f4d18" officeooo:paragraph-rsid="000f4d18"/>
    </style:style>
    <style:style style:name="P3" style:family="paragraph" style:parent-style-name="Standard">
      <style:text-properties officeooo:rsid="0010d772" officeooo:paragraph-rsid="005bd988"/>
    </style:style>
    <style:style style:name="P4" style:family="paragraph" style:parent-style-name="Standard">
      <style:text-properties officeooo:rsid="005bd988" officeooo:paragraph-rsid="005bd988"/>
    </style:style>
    <style:style style:name="P5" style:family="paragraph" style:parent-style-name="Standard">
      <style:text-properties officeooo:paragraph-rsid="00506bd7"/>
    </style:style>
    <style:style style:name="P6" style:family="paragraph" style:parent-style-name="Standard">
      <style:text-properties officeooo:rsid="005e8e56" officeooo:paragraph-rsid="005e8e56"/>
    </style:style>
    <style:style style:name="P7" style:family="paragraph" style:parent-style-name="Standard">
      <style:text-properties officeooo:paragraph-rsid="005e8e56"/>
    </style:style>
    <style:style style:name="T1" style:family="text">
      <style:text-properties officeooo:rsid="005d50c4"/>
    </style:style>
    <style:style style:name="T2" style:family="text">
      <style:text-properties officeooo:rsid="002fffb1"/>
    </style:style>
    <style:style style:name="T3" style:family="text">
      <style:text-properties officeooo:rsid="003c7945"/>
    </style:style>
    <style:style style:name="T4" style:family="text">
      <style:text-properties officeooo:rsid="0010d772"/>
    </style:style>
    <style:style style:name="T5" style:family="text">
      <style:text-properties officeooo:rsid="00119607"/>
    </style:style>
    <style:style style:name="T6" style:family="text">
      <style:text-properties officeooo:rsid="00126f8f"/>
    </style:style>
    <style:style style:name="T7" style:family="text">
      <style:text-properties officeooo:rsid="00167c82"/>
    </style:style>
    <style:style style:name="T8" style:family="text">
      <style:text-properties officeooo:rsid="0017f460"/>
    </style:style>
    <style:style style:name="T9" style:family="text">
      <style:text-properties officeooo:rsid="0026ddb8"/>
    </style:style>
    <style:style style:name="T10" style:family="text">
      <style:text-properties officeooo:rsid="0048abe3"/>
    </style:style>
    <style:style style:name="T11" style:family="text">
      <style:text-properties officeooo:rsid="005aa27f"/>
    </style:style>
    <style:style style:name="T12" style:family="text">
      <style:text-properties officeooo:rsid="005bd988"/>
    </style:style>
    <style:style style:name="T13" style:family="text">
      <style:text-properties officeooo:rsid="005df26d"/>
    </style:style>
    <style:style style:name="T14" style:family="text">
      <style:text-properties officeooo:rsid="005e8e56"/>
    </style:style>
    <style:style style:name="T15" style:family="text">
      <style:text-properties officeooo:rsid="006049a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ictionary compression format AG85DCF<text:span text:style-name="T11">2</text:span></text:p>
      <text:p text:style-name="Subtitle">by Arthur Golubev 19850316</text:p>
      <text:p text:style-name="Subtitle">2025-08-<text:span text:style-name="T11">22</text:span></text:p>
      <text:p text:style-name="P2"><text:span text:style-name="T3">AG</text:span>85<text:span text:style-name="T3">DCF</text:span><text:span text:style-name="T11">2</text:span> <text:span text:style-name="T11">is as follows</text:span><text:span text:style-name="T4">:</text:span></text:p>
      <text:p text:style-name="P3"><text:span text:style-name="T12">1. P</text:span><text:span text:style-name="T7">art 1 </text:span><text:span text:style-name="T6">– </text:span><text:span text:style-name="T5">in either system or program/application/task defined format </text:span><text:span text:style-name="T10">identification</text:span><text:span text:style-name="T8"> what data is compressed </text:span><text:span text:style-name="T9">into the archive</text:span><text:span text:style-name="T5">;</text:span></text:p>
      <text:p text:style-name="P4">2. Part 2<text:span text:style-name="T7"> </text:span><text:span text:style-name="T6">–</text:span> <text:span text:style-name="T13">in a system optimal way set of dictionary words which values are </text:span><text:span text:style-name="T15">the most long </text:span><text:span text:style-name="T13">pieces of data with entrance more than 3 times in the data compressed into the archive;</text:span></text:p>
      <text:p text:style-name="P6">3 . Part 3 – for every dictionary word of the archive in a system optimal way a set:</text:p>
      <text:p text:style-name="P6"><text:tab/>3.5.1. if part 4 is not empty, of position numbers of starting bytes of occurrences of the dictionary word in sequence of bytes of data compressed into the archive;</text:p>
      <text:p text:style-name="P6"><text:tab/>3.5.2. if part 4 is empty, of position numbers of the dictionary word in sequence of dictionary words corresponding to data compressed into the archive;</text:p>
      <text:p text:style-name="P7"><text:span text:style-name="T14">4. </text:span>is empty if there were no such data pieces in compressed into the archive data, <text:span text:style-name="T14">Part 4</text:span> – in the same order as in the data compressed into the archive pieces of data which are outside of pieces of data corresponding to dictionary words in the data compressed into the archive.</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fffb1"/>
    </style:style>
    <style:style style:name="MT1" style:family="text">
      <style:text-properties officeooo:rsid="005d50c4"/>
    </style:style>
    <style:style style:name="MT2" style:family="text">
      <style:text-properties officeooo:rsid="002fffb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text:span><text:span text:style-name="MT2">age </text:span><text:span text:style-name="MT2"><text:page-number text:select-page="current">1</text:page-number></text:span><text:span text:style-name="MT2"><text:s/>of </text:span><text:span text:style-name="MT2"><text:page-count>1</text:page-count></text:span><text:span text:style-name="MT2">.</text:span></text:p>
      </style:head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0T08:17:22.493338555</meta:creation-date>
    <dc:date>2025-08-22T20:07:00.951182177</dc:date>
    <meta:editing-duration>P4DT2H34M18S</meta:editing-duration>
    <meta:editing-cycles>62</meta:editing-cycles>
    <meta:generator>LibreOffice/24.2.7.2$Linux_X86_64 LibreOffice_project/420$Build-2</meta:generator>
    <meta:print-date>2025-08-22T20:07:38.376971612</meta:print-date>
    <meta:printed-by>PDF files</meta:printed-by>
    <meta:document-statistic meta:table-count="0" meta:image-count="0" meta:object-count="0" meta:page-count="1" meta:paragraph-count="11" meta:word-count="192" meta:character-count="1095" meta:non-whitespace-character-count="908"/>
  </office:meta>
</office:document-meta>
</file>